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680228553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134769863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644376020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747896528" text:style-name="L4">
        <text:list-item>
          <text:p text:style-name="P17">The Interface. (Lays the groundwork for the rest of the course.)</text:p>
        </text:list-item>
      </text:list>
      <text:list xml:id="list675708474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401957535" text:continue-list="list747896528" text:style-name="L4">
        <text:list-item>
          <text:p text:style-name="P17">Creating a Basic Map. (Have a good-looking map on screen before lunch.)</text:p>
        </text:list-item>
      </text:list>
      <text:list xml:id="list2132072630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1924957384" text:continue-list="list401957535" text:style-name="L4">
        <text:list-item>
          <text:p text:style-name="P17">Classifying Vector Data. (Learn about and apply vector classification.)</text:p>
        </text:list-item>
      </text:list>
      <text:list xml:id="list799088384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62257673" text:continue-list="list1924957384" text:style-name="L4">
        <text:list-item>
          <text:p text:style-name="P17">Map Composer. (Finalize the map's appearance.)</text:p>
        </text:list-item>
      </text:list>
      <text:list xml:id="list1862949453" text:style-name="L8">
        <text:list-item>
          <text:p text:style-name="P25">Map composition</text:p>
        </text:list-item>
      </text:list>
      <text:p text:style-name="Standard"/>
      <text:p text:style-name="P2">Assignment:<text:span text:style-name="T5"> Optimize your map for ease of use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list xml:id="list2173570117" text:style-name="L9">
        <text:list-item>
          <text:p text:style-name="P18">Creating Vector Data. (Digitize new data and customize the process.)</text:p>
        </text:list-item>
      </text:list>
      <text:list xml:id="list228855687" text:style-name="L10">
        <text:list-item>
          <text:p text:style-name="P26">Create own dataset; define attributes; digitize</text:p>
        </text:list-item>
        <text:list-item>
          <text:p text:style-name="P26">Topological editing (polygon dataset)</text:p>
        </text:list-item>
        <text:list-item>
          <text:p text:style-name="P26">Forms (intermediate + advanced)</text:p>
        </text:list-item>
        <text:list-item>
          <text:p text:style-name="P26">Actions</text:p>
        </text:list-item>
      </text:list>
      <text:list xml:id="list1087446643" text:continue-list="list2173570117" text:style-name="L9">
        <text:list-item>
          <text:p text:style-name="P18">Vector Analysis. (Extract new spatial information from vector data using analysis functions.)</text:p>
        </text:list-item>
      </text:list>
      <text:list xml:id="list830660855" text:style-name="L11">
        <text:list-item>
          <text:p text:style-name="P27">Reprojection, data transformation</text:p>
        </text:list-item>
        <text:list-item>
          <text:p text:style-name="P27">Buffers, intersects, generate metrics, etc. (+ notes on GIS analysis)</text:p>
        </text:list-item>
        <text:list-item>
          <text:p text:style-name="P27">Network analysis (?)</text:p>
        </text:list-item>
      </text:list>
      <text:list xml:id="list441576328" text:continue-list="list1087446643" text:style-name="L9">
        <text:list-item>
          <text:p text:style-name="P18">Rasters. (Work with raster data.)</text:p>
        </text:list-item>
      </text:list>
      <text:list xml:id="list1198055467" text:style-name="L12">
        <text:list-item>
          <text:p text:style-name="P28">Data manipulation (mosaic, clip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 (int. + adv.)</text:p>
        </text:list-item>
      </text:list>
      <text:list xml:id="list1529041664" text:continue-list="list441576328" text:style-name="L9">
        <text:list-item>
          <text:p text:style-name="P18">Completing the analysis. (Deliver a GIS product.)</text:p>
        </text:list-item>
      </text:list>
      <text:list xml:id="list2011371435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Using different criteria (provided),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995928068" text:style-name="L14">
        <text:list-item>
          <text:p text:style-name="P19">QGIS plugins. (Extend the functionality of QGIS.)</text:p>
        </text:list-item>
      </text:list>
      <text:list xml:id="list1810245131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Useful plugin examples</text:p>
        </text:list-item>
        <text:list-item>
          <text:p text:style-name="P30">Using the Python console (advanced)</text:p>
        </text:list-item>
      </text:list>
      <text:list xml:id="list311079608" text:continue-list="list1995928068" text:style-name="L14">
        <text:list-item>
          <text:p text:style-name="P19"><text:soft-page-break/>Using online mapping resources. (Make use of online data sources.)</text:p>
        </text:list-item>
      </text:list>
      <text:list xml:id="list624858077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221882317" text:continue-list="list311079608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1560846569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407236378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4T13:55:09</dc:date>
    <dc:creator>Rudi </dc:creator>
    <meta:editing-duration>P1DT22H35M37S</meta:editing-duration>
    <meta:editing-cycles>54</meta:editing-cycles>
    <meta:generator>LibreOffice/3.4$Unix LibreOffice_project/340m1$Build-402</meta:generator>
    <meta:document-statistic meta:table-count="0" meta:image-count="0" meta:object-count="0" meta:page-count="4" meta:paragraph-count="87" meta:word-count="638" meta:character-count="3913" meta:non-whitespace-character-count="3422"/>
  </office:meta>
</office:document-meta>
</file>